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35cm"/>
    </style:style>
    <style:style style:name="co2" style:family="table-column">
      <style:table-column-properties fo:break-before="auto" style:column-width="15.196cm"/>
    </style:style>
    <style:style style:name="co3" style:family="table-column">
      <style:table-column-properties fo:break-before="auto" style:column-width="12.698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vp9"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00:00:08.650</text:p>
          </table:table-cell>
          <table:table-cell office:value-type="string" calcext:value-type="string">
            <text:p><text:s/></text:p>
          </table:table-cell>
          <table:table-cell office:value-type="string" calcext:value-type="string">
            <text:p>Beginn Tutorialmonat</text:p>
          </table:table-cell>
        </table:table-row>
        <table:table-row table:style-name="ro1">
          <table:table-cell table:number-columns-repeated="3"/>
        </table:table-row>
        <table:table-row table:style-name="ro1">
          <table:table-cell office:value-type="string" calcext:value-type="string">
            <text:p>00:00:10.900</text:p>
          </table:table-cell>
          <table:table-cell office:value-type="string" calcext:value-type="string">
            <text:p><text:s/>Alles klar, also ich sehe das Tool und gucke mir das jetzt erstmal an. Ok, rechts seh ich, was ich verfügbar habe an Stunden und an Ressourcen, und jetzt klicke ich einfach mal auf eine von den Ressourcen, z.B. ein Bett und gucke, wie sich das ändert, und ich sehe, dass das Stunden in wsc und wsd braucht, dass das runtergeht, und außerdem auch Holz und Metall, so wie's eben links bei dem Bett oben steht. </text:p>
          </table:table-cell>
          <table:table-cell office:value-type="string" calcext:value-type="string">
            <text:p>+B</text:p>
          </table:table-cell>
        </table:table-row>
        <table:table-row table:style-name="ro1">
          <table:table-cell table:number-columns-repeated="3"/>
        </table:table-row>
        <table:table-row table:style-name="ro1">
          <table:table-cell office:value-type="string" calcext:value-type="string">
            <text:p>00:00:42.422</text:p>
          </table:table-cell>
          <table:table-cell office:value-type="string" calcext:value-type="string">
            <text:p><text:s/>Okay, jetzt versuche ich mir erst einmal einen Überblick zu verschaffen, wieviel jeweils Bett, Regal, Tisch und Stuhl so brauchen an Ressourcen, also an Zeit und Holz und Metall. Ok, was mir erst direkt auffällt, z.B. dass Regal am meisten Metall verbraucht und der Stuhl am wenigsten. Und auch die Varianz beim Metall ist größer für die unterschiedlichen Möbel als beim Holz. </text:p>
          </table:table-cell>
          <table:table-cell/>
        </table:table-row>
        <table:table-row table:style-name="ro1">
          <table:table-cell table:number-columns-repeated="3"/>
        </table:table-row>
        <table:table-row table:style-name="ro1">
          <table:table-cell office:value-type="string" calcext:value-type="string">
            <text:p>00:01:20.672</text:p>
          </table:table-cell>
          <table:table-cell office:value-type="string" calcext:value-type="string">
            <text:p><text:s/>Und ich fange mit, ich habe ein bisschen mehr Holz zur Verfügung als Metall, und ich habe in wsd am meisten Stunden zur Verfügung, und in wsc am wenigsten. Jetzt gucke ich erstmal nochmal, was das für die verschiedenen Möbel bedeutet. </text:p>
          </table:table-cell>
          <table:table-cell office:value-type="string" calcext:value-type="string">
            <text:p>-B</text:p>
          </table:table-cell>
        </table:table-row>
        <table:table-row table:style-name="ro1">
          <table:table-cell table:number-columns-repeated="3"/>
        </table:table-row>
        <table:table-row table:style-name="ro1">
          <table:table-cell office:value-type="string" calcext:value-type="string">
            <text:p>00:01:57.422</text:p>
          </table:table-cell>
          <table:table-cell office:value-type="string" calcext:value-type="string">
            <text:p><text:s/>Also, das Regal gibt mir auf jeden Fall am meisten Geld am Ende, verbraucht eben aber auch sehr viel Metall. Also das heißt, ich versuche jetzt einfach erstmal ein paar Regale zu bauen, gucke, was dann beim Geld so rauskommt, und gucke dann, wie ich das noch so kombinieren kann und wie das die Werte verändert. </text:p>
          </table:table-cell>
          <table:table-cell office:value-type="string" calcext:value-type="string">
            <text:p>++R</text:p>
          </table:table-cell>
        </table:table-row>
        <table:table-row table:style-name="ro1">
          <table:table-cell table:number-columns-repeated="3"/>
        </table:table-row>
        <table:table-row table:style-name="ro1">
          <table:table-cell office:value-type="string" calcext:value-type="string">
            <text:p>00:02:23.172</text:p>
          </table:table-cell>
          <table:table-cell office:value-type="string" calcext:value-type="string">
            <text:p><text:s/>Ich habe auf jeden Fall, wenn ich viele Regale baue, geht auch die Zeit in wsb sehr schnell runter. Das könnte ich dann z.B. kombinieren noch, aber mit Stühlen und Tischen, weil die gar keine Zeit in wsc brauchen. </text:p>
          </table:table-cell>
          <table:table-cell office:value-type="string" calcext:value-type="string">
            <text:p>++T,S</text:p>
          </table:table-cell>
        </table:table-row>
        <table:table-row table:style-name="ro1">
          <table:table-cell table:number-columns-repeated="3"/>
        </table:table-row>
        <table:table-row table:style-name="ro1">
          <table:table-cell office:value-type="string" calcext:value-type="string">
            <text:p>00:03:09.672</text:p>
          </table:table-cell>
          <table:table-cell office:value-type="string" calcext:value-type="string">
            <text:p><text:s/>Okay, wenn ich erstmal ein paar Regale ausgewählt habe, und das z.B. dann mit Tischen kombiniere, weil ich nur noch wenig Stunden da in der einen Werkstatt zur Verfügung hatte, dann geht mir da schnell das Metall aus. Der Stuhl z.B., der auch keine Zeit in wsc braucht, braucht sehr viel weniger Metall, d.h. vllt. ist die Kombination ein bisschen besser, und da probiere ich jetzt einfach mal ein paar unterschiedliche Kombinationen aus. </text:p>
          </table:table-cell>
          <table:table-cell office:value-type="string" calcext:value-type="string">
            <text:p>E(T,S)</text:p>
          </table:table-cell>
        </table:table-row>
        <table:table-row table:style-name="ro1">
          <table:table-cell table:number-columns-repeated="3"/>
        </table:table-row>
        <table:table-row table:style-name="ro1">
          <table:table-cell office:value-type="string" calcext:value-type="string">
            <text:p>00:03:41.672</text:p>
          </table:table-cell>
          <table:table-cell office:value-type="string" calcext:value-type="string">
            <text:p><text:s/>Ähm, dann geht mir aber recht schnell die Zeit in wsa aus, weil sowohl Tisch, als auch Stühle, da jeweils vier Stunden brauchen. Das heißt, egal welche Kombination, also, egal von was ich hier versuche mehr zu bauen, die Zeit in wsa ist hierfür sehr einschränkend. </text:p>
          </table:table-cell>
          <table:table-cell/>
        </table:table-row>
        <table:table-row table:style-name="ro1">
          <table:table-cell table:number-columns-repeated="3"/>
        </table:table-row>
        <table:table-row table:style-name="ro1">
          <table:table-cell office:value-type="string" calcext:value-type="string">
            <text:p>00:04:45.423</text:p>
          </table:table-cell>
          <table:table-cell office:value-type="string" calcext:value-type="string">
            <text:p><text:s/>Okay, jetzt gerade habe ich einfach noch ein paar Betten hinzugefügt, dann geht mir irgendwann die Zeit in wsc aus, und ich kann dann nichts mehr hinzufügen, und jetzt bin ich bei ein paar Ressourcen relativ weit unten, und gucke, ob ich jetzt, indem ich bei einem Möbelstück ein oder zwei wegnehme, ob ich dann von anderen noch mehr dazunehmen kann, sodass ich mich mehr von den anderen Ressourcen, die ich jetzt noch übrig habe, verbrauchen kann und außerdem natürlich einen höheren Gewinn erziele. </text:p>
          </table:table-cell>
          <table:table-cell office:value-type="string" calcext:value-type="string">
            <text:p>E(B,R,T)</text:p>
          </table:table-cell>
        </table:table-row>
        <table:table-row table:style-name="ro1">
          <table:table-cell table:number-columns-repeated="3"/>
        </table:table-row>
        <table:table-row table:style-name="ro1">
          <table:table-cell office:value-type="string" calcext:value-type="string">
            <text:p>00:06:03.922</text:p>
          </table:table-cell>
          <table:table-cell office:value-type="string" calcext:value-type="string">
            <text:p><text:s/>In wsb habe ich z.B. noch 17 Stunden übrig. Die beiden Möbelstücke, die Zeit in wsb brauchen, sind Tisch und Stuhl. Und der Stuhl verbraucht da tatsächlich nur sehr wenig Zeit, nämlich eine Stunde, der Tisch hingegen verbraucht recht viel Zeit in dieser Werkstatt, nämlich sechs Stunden, es gibt aber auch jeder Tisch doppelt so viel Geld. Aber ich könnte jetzt natürlich versuchen, da ich da noch Stunden übrig habe, ob es sich lohnen würde und irgendwie funktioniert, mehr Tische zu bauen, die eben sechs Stunden dort verbrauchen und eben bisschen weniger Stühle, um da das Zeitkontingent eben auch auszunutzen. </text:p>
          </table:table-cell>
          <table:table-cell/>
        </table:table-row>
        <table:table-row table:style-name="ro1">
          <table:table-cell table:number-columns-repeated="3"/>
        </table:table-row>
        <table:table-row table:style-name="ro1">
          <table:table-cell office:value-type="string" calcext:value-type="string">
            <text:p>00:06:44.422</text:p>
          </table:table-cell>
          <table:table-cell office:value-type="string" calcext:value-type="string">
            <text:p><text:s/>Genau, beziehungsweise, wenn ich da jetzt mehr verbrauchen will, dann muss ich <text:s/>natürlich irgendwie Ressourcen, die ich für den Tisch brauche, wieder paar mehr bekommen, z.B. Metall habe ich gerade nur noch vier, und ein Tisch braucht fünf Metall. Durch einen Stuhl würde ich aber gar nicht so viel Metall wieder kriegen, weil jeder Stuhl nur ein Metall braucht. </text:p>
          </table:table-cell>
          <table:table-cell/>
        </table:table-row>
        <table:table-row table:style-name="ro1">
          <table:table-cell table:number-columns-repeated="3"/>
        </table:table-row>
        <table:table-row table:style-name="ro1">
          <table:table-cell office:value-type="string" calcext:value-type="string">
            <text:p>00:07:13.922</text:p>
          </table:table-cell>
          <table:table-cell office:value-type="string" calcext:value-type="string">
            <text:p><text:s/>Tatsächlich kann ich Tische und Stühle gerade eh auch wegen der Zeit in wsa gar nicht mal mehr bauen. </text:p>
          </table:table-cell>
          <table:table-cell/>
        </table:table-row>
        <table:table-row table:style-name="ro1">
          <table:table-cell table:number-columns-repeated="3"/>
        </table:table-row>
        <table:table-row table:style-name="ro1">
          <table:table-cell office:value-type="string" calcext:value-type="string">
            <text:p>00:07:59.922</text:p>
          </table:table-cell>
          <table:table-cell office:value-type="string" calcext:value-type="string">
            <text:p><text:s/>Also wenn ich Tische und Stuhl jetzt nochmal vergleiche, dann sehe ich eben, dass die beide in wsa jeweils vier Stunden verbrauchen. Gleichzeitig gibt mir aber der Tisch doppelt so viel Geld wie der Stuhl, nämlich vier Geld anstatt zwei. Der verbraucht aber auch sehr viel Zeit in wsb, aber da habe ich noch Stunden übrig. Deshalb wäre das an sich eigentlich nicht das Problem, gerade, genau, das heißt ich könnte da versuchen die Verteilung zu ändern, aber wenn ich jetzt einfach nur weniger Stühle baue, dann kriege ich nicht genug Metall zurück um da viel mehr bauen zu können, bzw. eins könnte ich noch machen. Da ist das schonmal ein bisschen besser verteilt als gerade. </text:p>
          </table:table-cell>
          <table:table-cell office:value-type="string" calcext:value-type="string">
            <text:p>-S,+T</text:p>
          </table:table-cell>
        </table:table-row>
        <table:table-row table:style-name="ro1">
          <table:table-cell table:number-columns-repeated="3"/>
        </table:table-row>
        <table:table-row table:style-name="ro1">
          <table:table-cell office:value-type="string" calcext:value-type="string">
            <text:p>00:08:53.172</text:p>
          </table:table-cell>
          <table:table-cell office:value-type="string" calcext:value-type="string">
            <text:p><text:s/>Jetzt gucke ich mir nochmal Regal und Bett an, weil die auch die beiden Werkstätten jeweils benutzen. Und ich habe jetzt gerade aber gar kein Metall mehr übrig, aber noch 15 Holz. </text:p>
          </table:table-cell>
          <table:table-cell/>
        </table:table-row>
        <table:table-row table:style-name="ro1">
          <table:table-cell table:number-columns-repeated="3"/>
        </table:table-row>
        <table:table-row table:style-name="ro1">
          <table:table-cell office:value-type="string" calcext:value-type="string">
            <text:p>00:09:11.172</text:p>
          </table:table-cell>
          <table:table-cell office:value-type="string" calcext:value-type="string">
            <text:p><text:s/>Wenn ich jetzt noch ein Regal mehr bauen will, weil mir das zB. mehr Geld gibt, ähm, ach, ne, ähm, mein erster Gedanke war gerade, vielleicht könnte ich noch mehr Regale bauen, wenn ich ein paar Betten weniger baue, allerdings müsste ich wegen der Menge an Metall mehr als zwei Betten weniger bauen, damit ich noch ein Regal bauen kann, und dann lohnt sich das mehr Geld nicht mehr, weil das nur sieben Geld ist, was nicht einmal das Doppelte von vier ist, und wenn ich drei Betten weniger baue. Dann verliere ich zwölf Geld. Genau. Deshalb würde ich jetzt einfach mal so beenden, wie's jetzt gerade ist, weil mir gerade, weil ich gerade keinen direkten Ansatz sehe, wo ich noch etwas tauschen könnte. </text:p>
          </table:table-cell>
          <table:table-cell office:value-type="string" calcext:value-type="string">
            <text:p>RR: 15,0,0,12,1,14</text:p>
          </table:table-cell>
        </table:table-row>
        <table:table-row table:style-name="ro1">
          <table:table-cell table:number-columns-repeated="3"/>
        </table:table-row>
        <table:table-row table:style-name="ro1">
          <table:table-cell office:value-type="string" calcext:value-type="string">
            <text:p>00:10:04.172</text:p>
          </table:table-cell>
          <table:table-cell office:value-type="string" calcext:value-type="string">
            <text:p><text:s/></text:p>
          </table:table-cell>
          <table:table-cell office:value-type="string" calcext:value-type="string">
            <text:p>Probemonat beendet (Gold: 102/103, Hergestellt: [5,6,7,6] Möglich: [7,5,7,6])</text:p>
          </table:table-cell>
        </table:table-row>
        <table:table-row table:style-name="ro1">
          <table:table-cell table:number-columns-repeated="3"/>
        </table:table-row>
        <table:table-row table:style-name="ro1">
          <table:table-cell office:value-type="string" calcext:value-type="string">
            <text:p>00:10:08.922</text:p>
          </table:table-cell>
          <table:table-cell office:value-type="string" calcext:value-type="string">
            <text:p><text:s/>Okay, ich sehe jetzt, meine Lösung ist, meine Eigenleistung war, ich habe 102 Geld bekommen, in der optimalen Lösung kriegt man 103 Geld, würde ich jetzt sagen, das ist ziemlich nah an der optimalen Lösung dran, was zumindest wasden Profit angeht. Genau, dann sehe ich, ich habe fünf Betten hergestellt, in der optimalen Lösung hätte man sieben Betten hergestellt. Ok, war also weniger, genau, und ein Regal weniger, als ich hergestellt habe. </text:p>
          </table:table-cell>
          <table:table-cell/>
        </table:table-row>
        <table:table-row table:style-name="ro1">
          <table:table-cell table:number-columns-repeated="3"/>
        </table:table-row>
        <table:table-row table:style-name="ro1">
          <table:table-cell office:value-type="string" calcext:value-type="string">
            <text:p>00:10:42.172</text:p>
          </table:table-cell>
          <table:table-cell office:value-type="string" calcext:value-type="string">
            <text:p><text:s/>Genau, wenn ich mich richtig erinnere, genau, das ist auch genau der Unterschied, nämlich, ein Bett gab ja vier Geld, das heißt zwei Betten geben acht Geld. Und ein Regal gibt sieben Geld, das heißt natürlich, wenn ich zwei Betten anstatt einem Regal baue, kriege ich genau ein Geld mehr, was dann auch zur optimalen Lösung führt. </text:p>
          </table:table-cell>
          <table:table-cell/>
        </table:table-row>
        <table:table-row table:style-name="ro1">
          <table:table-cell table:number-columns-repeated="3"/>
        </table:table-row>
        <table:table-row table:style-name="ro1">
          <table:table-cell office:value-type="string" calcext:value-type="string">
            <text:p>00:11:05.172</text:p>
          </table:table-cell>
          <table:table-cell office:value-type="string" calcext:value-type="string">
            <text:p><text:s/>Bei den Tischen und Stühlen habe ich scheinbar alles genau wie in der optimalen Lösung gemacht. </text:p>
          </table:table-cell>
          <table:table-cell/>
        </table:table-row>
        <table:table-row table:style-name="ro1">
          <table:table-cell table:number-columns-repeated="3"/>
        </table:table-row>
        <table:table-row table:style-name="ro1">
          <table:table-cell office:value-type="string" calcext:value-type="string">
            <text:p>00:11:18.922</text:p>
          </table:table-cell>
          <table:table-cell office:value-type="string" calcext:value-type="string">
            <text:p><text:s/></text:p>
          </table:table-cell>
          <table:table-cell office:value-type="string" calcext:value-type="string">
            <text:p>Zeitung </text:p>
          </table:table-cell>
        </table:table-row>
        <table:table-row table:style-name="ro1">
          <table:table-cell table:number-columns-repeated="3"/>
        </table:table-row>
        <table:table-row table:style-name="ro1">
          <table:table-cell office:value-type="string" calcext:value-type="string">
            <text:p>00:11:22.672</text:p>
          </table:table-cell>
          <table:table-cell office:value-type="string" calcext:value-type="string">
            <text:p><text:s/>Okay, jetzt fange ich den ersten richtigen Monat an, es gibt jetzt einen neuen Profit für's Bett. Da kriegt man jetzt fünf Geld. Bei dem Regal kriegt man statt sieben jetzt 10 Geld, das heißt jetzt in dem Fall, dass ein Regal doppelt so viel wert ist wie zwei Betten, nein, ein Regal ist doppelt so viel wert wie ein Bett. Oder, zwei Betten, kriegt man gleich viel Geld wie für ein Regal. </text:p>
          </table:table-cell>
          <table:table-cell/>
        </table:table-row>
        <table:table-row table:style-name="ro1">
          <table:table-cell table:number-columns-repeated="3"/>
        </table:table-row>
        <table:table-row table:style-name="ro1">
          <table:table-cell office:value-type="string" calcext:value-type="string">
            <text:p>00:11:47.672</text:p>
          </table:table-cell>
          <table:table-cell office:value-type="string" calcext:value-type="string">
            <text:p><text:s/>Der Stuhl ist auch ein bisschen näher an den Tisch rangerückt, weil man dafür jetzt drei Geld kriegt, und für den Tisch vier. Außerdem habe ich diesmal sehr viel mehr Metall als Holz, also als im letzten Monat. Ah, ok, dann starte ich jetzt mal. </text:p>
          </table:table-cell>
          <table:table-cell/>
        </table:table-row>
        <table:table-row table:style-name="ro1">
          <table:table-cell table:number-columns-repeated="3"/>
        </table:table-row>
        <table:table-row table:style-name="ro1">
          <table:table-cell office:value-type="string" calcext:value-type="string">
            <text:p>00:12:05.172</text:p>
          </table:table-cell>
          <table:table-cell office:value-type="string" calcext:value-type="string">
            <text:p><text:s/></text:p>
          </table:table-cell>
          <table:table-cell office:value-type="string" calcext:value-type="string">
            <text:p>Monat 1 beginnt </text:p>
          </table:table-cell>
        </table:table-row>
        <table:table-row table:style-name="ro1">
          <table:table-cell table:number-columns-repeated="3"/>
        </table:table-row>
        <table:table-row table:style-name="ro1">
          <table:table-cell office:value-type="string" calcext:value-type="string">
            <text:p>00:12:14.172</text:p>
          </table:table-cell>
          <table:table-cell office:value-type="string" calcext:value-type="string">
            <text:p><text:s/>Okay, wenn ich mir jetzt mal mit Bett und Regal anfange, die immer noch, ja, in den gleichen Werkstätten erstellt werden, dann habe ich ja jetzt gerade schon gesagt, dass ein Regal ist soviel wert wie zwei Betten, wenn ich mir das mit den Ressourcen angucke, dann ist das, was das Holz angeht, ein Regal zu bauen sparsamer, weil ein Regal fünf Holz braucht, zwei Betten aber acht Holz, das heißt das ist mehr. Wenn man sich's beim Metall anguckt, dann braucht ein Regal sieben Metall, zwei Betten bräuchten sechs Metall, das heißt da wäre das Bett sparsamer. Genau. </text:p>
          </table:table-cell>
          <table:table-cell/>
        </table:table-row>
        <table:table-row table:style-name="ro1">
          <table:table-cell table:number-columns-repeated="3"/>
        </table:table-row>
        <table:table-row table:style-name="ro1">
          <table:table-cell office:value-type="string" calcext:value-type="string">
            <text:p>00:13:17.422</text:p>
          </table:table-cell>
          <table:table-cell office:value-type="string" calcext:value-type="string">
            <text:p><text:s/>Da ich insgesamt diesen Monat mehr Metall als Holz zur Verfügung habe, muss ich aber eher beim Holz sparsamer sein. Das heißt, nach der Logik würde es sich, zumindest bei den beiden Sachen mehr lohnen, die Regale zu bauen, zumindest eine ganze Zeit lang, als die Betten. Da ich von dem Metall eben mehr zur Vergügung habe. Deshalb baue ich jetzt einfach mal ein paar. </text:p>
          </table:table-cell>
          <table:table-cell office:value-type="string" calcext:value-type="string">
            <text:p>++R</text:p>
          </table:table-cell>
        </table:table-row>
        <table:table-row table:style-name="ro1">
          <table:table-cell table:number-columns-repeated="3"/>
        </table:table-row>
        <table:table-row table:style-name="ro1">
          <table:table-cell office:value-type="string" calcext:value-type="string">
            <text:p>00:13:58.172</text:p>
          </table:table-cell>
          <table:table-cell office:value-type="string" calcext:value-type="string">
            <text:p><text:s/>Okay, wenn ich neun Regale gebaut habe, dann hab ich in wsc kein, also nur noch eine Stunde Zeit, und bin bei 90 Gewinn. Jetzt guck ich mal, wenn ich ein bisschen weniger Regale baue, und ein paar Betten mehr, ob ich dann höher als 90 Gewinn kommen kann. </text:p>
          </table:table-cell>
          <table:table-cell office:value-type="string" calcext:value-type="string">
            <text:p>E(R,B)</text:p>
          </table:table-cell>
        </table:table-row>
        <table:table-row table:style-name="ro1">
          <table:table-cell table:number-columns-repeated="3"/>
        </table:table-row>
        <table:table-row table:style-name="ro1">
          <table:table-cell office:value-type="string" calcext:value-type="string">
            <text:p>00:14:25.422</text:p>
          </table:table-cell>
          <table:table-cell office:value-type="string" calcext:value-type="string">
            <text:p><text:s/>Wenn ich die Kombination fünf Regale und sieben Betten wähle, dann bin ich bei 85 Gewinn und habe genau alle Stunden in wsc aufgebraucht, das ist aber weniger, als gerade. Jetzt versuche ich nochmal ein paar weniger Regale und noch mehr Betten, ob das mich über 90 bringt, ansonsten würde ich einfach möglichst viele Regale bauen, zumindest wäre das so der erste Ansatz. </text:p>
          </table:table-cell>
          <table:table-cell/>
        </table:table-row>
        <table:table-row table:style-name="ro1">
          <table:table-cell table:number-columns-repeated="3"/>
        </table:table-row>
        <table:table-row table:style-name="ro1">
          <table:table-cell office:value-type="string" calcext:value-type="string">
            <text:p>00:14:56.422</text:p>
          </table:table-cell>
          <table:table-cell office:value-type="string" calcext:value-type="string">
            <text:p><text:s/>Okay, also jetzt habe ich noch mehr Betten und weniger Regale gebaut, komme nur noch auf 75 Geld, das heißt, das ist das was ich am Anfang gedacht habe: Regale lohnen sich diesen Monat mehr, vielleicht, stimmt, wobei das jetzt eher eingeschränkt ist durch die Zeit als durch die Ressourcen bisher. Ähm, trotzdem würde ich jetzt einfach mehr Regale bauen. </text:p>
          </table:table-cell>
          <table:table-cell/>
        </table:table-row>
        <table:table-row table:style-name="ro1">
          <table:table-cell table:number-columns-repeated="3"/>
        </table:table-row>
        <table:table-row table:style-name="ro1">
          <table:table-cell office:value-type="string" calcext:value-type="string">
            <text:p>00:16:33.422</text:p>
          </table:table-cell>
          <table:table-cell office:value-type="string" calcext:value-type="string">
            <text:p><text:s/>Okay, tatsächlich baue ich jetzt grade erstmal keine Betten und nur, und neun Regale, und habe dann die Zeit in wsc und wsd, was Geld angeht, momentan optimal ausgenutzt. Jetzt gucke ich mir aber noch die Tische und Stühle an und wie das Ganze interagiert. </text:p>
          </table:table-cell>
          <table:table-cell/>
        </table:table-row>
        <table:table-row table:style-name="ro1">
          <table:table-cell table:number-columns-repeated="3"/>
        </table:table-row>
        <table:table-row table:style-name="ro1">
          <table:table-cell office:value-type="string" calcext:value-type="string">
            <text:p>00:16:50.422</text:p>
          </table:table-cell>
          <table:table-cell office:value-type="string" calcext:value-type="string">
            <text:p><text:s/>Die Tische und Stühle brauchen auf jeden Fall von der Zeit her nur Zeit in den anderen beiden Werkstätten, also wsa und wsb. Beide brauchen wieder in wsa vier Stunden, also genau die gleiche Zeit, das heißt von der Zeit her ist hier eher wichtig, die Zeit in wsb, weil da der Tisch sehr viel mehr Zeit verbraucht, nämlich sechs Stunden, als der Stuhl mit nur einer Stunde. Allerdings gibt der Tisch mir auch mehr Geld. </text:p>
          </table:table-cell>
          <table:table-cell/>
        </table:table-row>
        <table:table-row table:style-name="ro1">
          <table:table-cell table:number-columns-repeated="3"/>
        </table:table-row>
        <table:table-row table:style-name="ro1">
          <table:table-cell office:value-type="string" calcext:value-type="string">
            <text:p>00:17:25.922</text:p>
          </table:table-cell>
          <table:table-cell office:value-type="string" calcext:value-type="string">
            <text:p><text:s/>Ich habe immer noch, jetzt mehr Metall zur Verfügung als Holz. (RM: 69,130) Und ein Tisch braucht in dem Fall mehr Metall als der Stuhl. Und der Tisch braucht gleichzeitig auch recht wenig Holz. Okay, wenn ich jetzt zum Beispiel überlege, der Tisch gibt vier Geld, der Stuhl gibt drei Geld, ein Vielfaches, also, zwei, ne, drei Tische würden mir also 12 Geld geben, und vier Stühle auch, wenn ich dann mal die Ressourcen dafür jeweils vergleiche, dann habe ich, dann verbrauche ich beim Tisch sechs Holz, bei den Stühlen 16 Holz, also deutlich mehr. Und beim Metall verbrauche ich bei den Tischen dann 15 Metall, und bei den Stühlen 4 Metall. Was natürlich deutlich weniger ist, aber dadurch, dass ich erstmal ja noch mehr Metall als Holz habe, würde ich jetzt mal anfangen, Tische zu bauen. </text:p>
          </table:table-cell>
          <table:table-cell office:value-type="string" calcext:value-type="string">
            <text:p>++T</text:p>
          </table:table-cell>
        </table:table-row>
        <table:table-row table:style-name="ro1">
          <table:table-cell table:number-columns-repeated="3"/>
        </table:table-row>
        <table:table-row table:style-name="ro1">
          <table:table-cell office:value-type="string" calcext:value-type="string">
            <text:p>00:18:57.172</text:p>
          </table:table-cell>
          <table:table-cell office:value-type="string" calcext:value-type="string">
            <text:p><text:s/>Ah, ok, wenn ich einfach mal jetzt die maximale Anzahl an Tischen baue, dann werde ich begrenzt am Ende durch die Zeit in wsb. Und bin bei einem Gewinn von 130. Die Zeit in wsb könnte ich auf jeden Fall verringern, indem ich noch Stühle baue, und ich habe ziemlich viel noch, recht viel Holz und Metall übrig. Das heißt ich werde jetzt mal ein paar weniger Tische bauen, und stattdessen lieber ein paar Stühle. </text:p>
          </table:table-cell>
          <table:table-cell office:value-type="string" calcext:value-type="string">
            <text:p>--T,++S</text:p>
          </table:table-cell>
        </table:table-row>
        <table:table-row table:style-name="ro1">
          <table:table-cell table:number-columns-repeated="3"/>
        </table:table-row>
        <table:table-row table:style-name="ro1">
          <table:table-cell office:value-type="string" calcext:value-type="string">
            <text:p>00:19:39.922</text:p>
          </table:table-cell>
          <table:table-cell office:value-type="string" calcext:value-type="string">
            <text:p><text:s/>Okay, jetzt ist es tatsächlich die Zeit in wsa, die mich begrenzt, und die ist ja bei Tischen und Stühlen jeweils die gleiche Zeit. Das heißt, insgesamt kann ich jetzt hier, ich habe acht Tische und fünf Stühle, also dreizehn von diesen Möbelstücken insgesamt. Und wenn ich die Zeit in wsa aufbrauche, dann kann ich nur dreizehn insgesamt davon bauen. Mein Gewinn ist jetzt mit 137 auf jeden Fall höher, als wenn ich nur Tische gebaut habe. Und ich habe noch Zeit in wsb übrig, das heißt ich würde jetzt noch einen Tisch weniger, und dafür einen Stuhl mehr bauen. Ja, einer bringt mir aber noch nicht so viel, weil mit einem eins zu eins Tausch, ist der Stuhl natürlich weniger wert. </text:p>
          </table:table-cell>
          <table:table-cell office:value-type="string" calcext:value-type="string">
            <text:p>E(T,S)</text:p>
          </table:table-cell>
        </table:table-row>
        <table:table-row table:style-name="ro1">
          <table:table-cell table:number-columns-repeated="3"/>
        </table:table-row>
        <table:table-row table:style-name="ro1">
          <table:table-cell office:value-type="string" calcext:value-type="string">
            <text:p>00:20:39.672</text:p>
          </table:table-cell>
          <table:table-cell office:value-type="string" calcext:value-type="string">
            <text:p><text:s/>Da ich in wsb noch Zeit übrig habe, sollte ich eher einen Stuhl weniger bauen, und einen Tisch mehr. Ok. Jetzt habe ich sozusagen in den meisten Werkstätten nicht mehr wirklich Zeit übrig. Ich habe allerdings noch Ressourcen Holz und Metall übrig, das heißt ich überlege jetzt nochmal, ob ich irgendwie weniger Stunden verbrauchen kann und mehr Ressourcen und dadurch auch mehr Geld kriege. </text:p>
          </table:table-cell>
          <table:table-cell office:value-type="string" calcext:value-type="string">
            <text:p>RR:35,81,0,2,1,25 </text:p>
          </table:table-cell>
        </table:table-row>
        <table:table-row table:style-name="ro1">
          <table:table-cell table:number-columns-repeated="3"/>
        </table:table-row>
        <table:table-row table:style-name="ro1">
          <table:table-cell office:value-type="string" calcext:value-type="string">
            <text:p>00:21:15.512</text:p>
          </table:table-cell>
          <table:table-cell office:value-type="string" calcext:value-type="string">
            <text:p><text:s/>Das würde zum Beispiel, ja, das müsste eigentlich zum Beispiel gehen, indem ich mehr Betten baue und weniger Regale, weil ich in wsc keine Stunden mehr übrig habe. Und da ein Bett zwei Stunden weniger verbraucht als ein Regal, und gleichzeitig verbraucht das Bett zwar in wsd mehr Zeit, aber da habe ich auch noch 25 Stunden übrig, das heißt das wäre kein Problem. Mein Gewinn gerade ist 138, jetzt gucke ich mal wenn ich ein paar Regale weniger mache und mehr Betten, ob ich dann über diese 138 komme. </text:p>
          </table:table-cell>
          <table:table-cell office:value-type="string" calcext:value-type="string">
            <text:p>E(R,B)</text:p>
          </table:table-cell>
        </table:table-row>
        <table:table-row table:style-name="ro1">
          <table:table-cell table:number-columns-repeated="3"/>
        </table:table-row>
        <table:table-row table:style-name="ro1">
          <table:table-cell office:value-type="string" calcext:value-type="string">
            <text:p>00:22:20.672</text:p>
          </table:table-cell>
          <table:table-cell office:value-type="string" calcext:value-type="string">
            <text:p><text:s/>Okay, wirkt nicht wirklich so, ich habe ein paar Kombinationen durchprobiert zwischen Betten und Regalen, aber mein Maximalgewinn gerade ist 128. </text:p>
          </table:table-cell>
          <table:table-cell/>
        </table:table-row>
        <table:table-row table:style-name="ro1">
          <table:table-cell table:number-columns-repeated="3"/>
        </table:table-row>
        <table:table-row table:style-name="ro1">
          <table:table-cell office:value-type="string" calcext:value-type="string">
            <text:p>00:23:13.673</text:p>
          </table:table-cell>
          <table:table-cell office:value-type="string" calcext:value-type="string">
            <text:p><text:s/>Genau, dann habe ich jetzt am Ende noch 25 Stunden übrig und noch recht viel Holz und Metall, aber ich sehe gerade keinen Weg, wie ich das jetzt verbessern könnte, wegen der wenigen Stunden in wsa, wsb und wsc, deshalb würde ich den Monat jetzt so beenden mit 138. </text:p>
          </table:table-cell>
          <table:table-cell office:value-type="string" calcext:value-type="string">
            <text:p>RR: 35,81,0,2,1,25 </text:p>
          </table:table-cell>
        </table:table-row>
        <table:table-row table:style-name="ro1">
          <table:table-cell table:number-columns-repeated="3"/>
        </table:table-row>
        <table:table-row table:style-name="ro1">
          <table:table-cell office:value-type="string" calcext:value-type="string">
            <text:p>00:23:29.672</text:p>
          </table:table-cell>
          <table:table-cell office:value-type="string" calcext:value-type="string">
            <text:p><text:s/></text:p>
          </table:table-cell>
          <table:table-cell office:value-type="string" calcext:value-type="string">
            <text:p>Monat 1 beendet (Gold: 138/138, Hergestellt: [0,9,9,4] Möglich: [0,9,9,4])</text:p>
          </table:table-cell>
        </table:table-row>
        <table:table-row table:style-name="ro1">
          <table:table-cell table:number-columns-repeated="3"/>
        </table:table-row>
        <table:table-row table:style-name="ro1">
          <table:table-cell office:value-type="string" calcext:value-type="string">
            <text:p>00:23:32.922</text:p>
          </table:table-cell>
          <table:table-cell office:value-type="string" calcext:value-type="string">
            <text:p><text:s/>Ah ok, tatsächlich scheint 138 an sich auch die optimale Lösung zu sein, also 0 Betten, aber dafür möglichst viele Regale, was in dem Fall neun ist, das ist genau das, was ich rausgefunden habe, und was auch in der optimalen Lösung der Fall ist. Und die Anzahl an Tischen und Stühlen stimmt auch mit der optimalen Lösung überein. </text:p>
          </table:table-cell>
          <table:table-cell/>
        </table:table-row>
        <table:table-row table:style-name="ro1">
          <table:table-cell table:number-columns-repeated="3"/>
        </table:table-row>
        <table:table-row table:style-name="ro1">
          <table:table-cell office:value-type="string" calcext:value-type="string">
            <text:p>00:23:59.423</text:p>
          </table:table-cell>
          <table:table-cell office:value-type="string" calcext:value-type="string">
            <text:p><text:s/></text:p>
          </table:table-cell>
          <table:table-cell office:value-type="string" calcext:value-type="string">
            <text:p>Zeitung </text:p>
          </table:table-cell>
        </table:table-row>
        <table:table-row table:style-name="ro1">
          <table:table-cell table:number-columns-repeated="3"/>
        </table:table-row>
        <table:table-row table:style-name="ro1">
          <table:table-cell office:value-type="string" calcext:value-type="string">
            <text:p>00:24:18.172</text:p>
          </table:table-cell>
          <table:table-cell office:value-type="string" calcext:value-type="string">
            <text:p><text:s/>Okay, jetzt in diesem Monat sind Stühle plötzlich sehr viel weniger wert, nämlich nur noch eins. Und Tische sind auch gefallen, von vier auf drei, und die Regale sind auch wieder weniger wert, beim Bett hat es sich gehalten. Ich habe jetzt aber auch auf jeden Fall ein anderes Verhältnis von Metall zu Holz. Diesmal habe ich ein bisschen mehr Holz als Metall, also mal gucken, was das verändert. </text:p>
          </table:table-cell>
          <table:table-cell/>
        </table:table-row>
        <table:table-row table:style-name="ro1">
          <table:table-cell table:number-columns-repeated="3"/>
        </table:table-row>
        <table:table-row table:style-name="ro1">
          <table:table-cell office:value-type="string" calcext:value-type="string">
            <text:p>00:24:40.672</text:p>
          </table:table-cell>
          <table:table-cell office:value-type="string" calcext:value-type="string">
            <text:p><text:s/></text:p>
          </table:table-cell>
          <table:table-cell office:value-type="string" calcext:value-type="string">
            <text:p>Monat 2 beginnt </text:p>
          </table:table-cell>
        </table:table-row>
        <table:table-row table:style-name="ro1">
          <table:table-cell table:number-columns-repeated="3"/>
        </table:table-row>
        <table:table-row table:style-name="ro1">
          <table:table-cell office:value-type="string" calcext:value-type="string">
            <text:p>00:24:45.422</text:p>
          </table:table-cell>
          <table:table-cell office:value-type="string" calcext:value-type="string">
            <text:p><text:s/>Genau, ich würde wieder einfach mal mit Bett und Regal anfangen und einfach bisschen rumprobieren. Ähm, im letzten Monat war ein Regal doppelt so viel wert wie ein Bett, das ist jetzt nicht mehr der Fall, das heißt es lohnt sich vielleicht weniger Regale zu bauen. Außerdem hatte ich letztes Mal auch sehr viel mehr Metall, deshalb war es nicht so schlimm, dass ein Regal auch viel Metall verbraucht hat. Dieses Mal habe ich weniger Metall als Holz, was heißt, dass sich's auch hier nicht mehr so sehr lohnt, sondern die Betten mehr lohnen, ich würde jetzt deshalb mal erst mit Betten anfangen. Gucken, wieweit ich komme, wenn ich nur Betten baue, und dann gucken, ob sich's lohnt, ein paar Betten wieder wegzunehmen und dann stattdessen ein paar Regale zu bauen, ob ich so höher komme. </text:p>
          </table:table-cell>
          <table:table-cell/>
        </table:table-row>
        <table:table-row table:style-name="ro1">
          <table:table-cell table:number-columns-repeated="3"/>
        </table:table-row>
        <table:table-row table:style-name="ro1">
          <table:table-cell office:value-type="string" calcext:value-type="string">
            <text:p>00:25:42.672</text:p>
          </table:table-cell>
          <table:table-cell office:value-type="string" calcext:value-type="string">
            <text:p><text:s/>Okay, mit nur Betten komme ich auf 65 Gewinn, und mir geht als erstes die Zeit in wsd aus. Und der Anteil von Holz zu Metall ist aber recht ausgeglichen, wenn ich nur Betten baue. </text:p>
          </table:table-cell>
          <table:table-cell office:value-type="string" calcext:value-type="string">
            <text:p>MB, [RM: 56,59]</text:p>
          </table:table-cell>
        </table:table-row>
        <table:table-row table:style-name="ro1">
          <table:table-cell table:number-columns-repeated="3"/>
        </table:table-row>
        <table:table-row table:style-name="ro1">
          <table:table-cell office:value-type="string" calcext:value-type="string">
            <text:p>00:26:06.672</text:p>
          </table:table-cell>
          <table:table-cell office:value-type="string" calcext:value-type="string">
            <text:p><text:s/>Okay, schon wenn ich nur, wenn ich zwei Betten weniger baue, und stattdessen zwei Regale, was ich machen kann, dann krieg ich, dadurch, dass die Regale mehr Geld geben, kommt auch mehr Geld insgesamt rein, das heißt das lohnt sich auf jeden Fall. Die Frage ist, ob es sich auch für noch mehr, bei noch mehr Betten lohnt. Und natürlich ist, dadurch dass Metalle mehr Metall brauchen, ist das Verhältnis von Holz zu Metall dann eben ein anderes. </text:p>
          </table:table-cell>
          <table:table-cell office:value-type="string" calcext:value-type="string">
            <text:p>E(B,R)</text:p>
          </table:table-cell>
        </table:table-row>
        <table:table-row table:style-name="ro1">
          <table:table-cell table:number-columns-repeated="3"/>
        </table:table-row>
        <table:table-row table:style-name="ro1">
          <table:table-cell office:value-type="string" calcext:value-type="string">
            <text:p>00:27:20.923</text:p>
          </table:table-cell>
          <table:table-cell office:value-type="string" calcext:value-type="string">
            <text:p><text:s/>Okay, mit einem Verhältnis von zehn Betten zu drei Regalen habe ich einen Gewinn von 71. Wenn ich weniger Betten baue, und dafür mehr Regale, dann geht mir die Zeit in wsc aus, deshalb komme ich da nicht so weit, wieder so hoch, das heißt, ich würde das Verhältnis so herstellen, dass ich diese 71 bekomme. </text:p>
          </table:table-cell>
          <table:table-cell/>
        </table:table-row>
        <table:table-row table:style-name="ro1">
          <table:table-cell table:number-columns-repeated="3"/>
        </table:table-row>
        <table:table-row table:style-name="ro1">
          <table:table-cell office:value-type="string" calcext:value-type="string">
            <text:p>00:28:01.172</text:p>
          </table:table-cell>
          <table:table-cell office:value-type="string" calcext:value-type="string">
            <text:p><text:s/>Okay, wenn ich's jetzt wieder hinkriegen würde..</text:p>
          </table:table-cell>
          <table:table-cell/>
        </table:table-row>
        <table:table-row table:style-name="ro1">
          <table:table-cell table:number-columns-repeated="3"/>
        </table:table-row>
        <table:table-row table:style-name="ro1">
          <table:table-cell office:value-type="string" calcext:value-type="string">
            <text:p>00:28:32.672</text:p>
          </table:table-cell>
          <table:table-cell office:value-type="string" calcext:value-type="string">
            <text:p><text:s/>Okay, das habe ich jetzt, jetzt habe ich in wsc und wsd das Gefühl, dass das recht ausgeglichen, also recht gut genutzt ist. Holz und Metall habe ich noch ungefähr gleich viel übrig, jetzt gucke ich erstmal mir die Tische und Stühle an, die ja nur Zeit in wsa und wsb verbrauchen. </text:p>
          </table:table-cell>
          <table:table-cell office:value-type="string" calcext:value-type="string">
            <text:p>RR: 53,47,52,60,1,3 </text:p>
          </table:table-cell>
        </table:table-row>
        <table:table-row table:style-name="ro1">
          <table:table-cell table:number-columns-repeated="3"/>
        </table:table-row>
        <table:table-row table:style-name="ro1">
          <table:table-cell office:value-type="string" calcext:value-type="string">
            <text:p>00:28:50.677</text:p>
          </table:table-cell>
          <table:table-cell office:value-type="string" calcext:value-type="string">
            <text:p><text:s/>Okay, ein Tisch ist jetzt hier dreimal so viel wert in dieser Runde wie der Stuhl. Und zum Beispiel würde ich, wenn ich drei Stühle baue, verbrauche ich sehr viel Holz, nämlich 12, und gleichzeitig für drei Geld, wenn ich einen Tisch baue, verbrauche ich nur zwei Holz, aber sehr viel mehr Metall. Bei drei Stühlen verbrauche ich nämlich nur drei Metall, bei einem Tisch verbrauche ich schon fünf Metall. </text:p>
          </table:table-cell>
          <table:table-cell/>
        </table:table-row>
        <table:table-row table:style-name="ro1">
          <table:table-cell table:number-columns-repeated="3"/>
        </table:table-row>
        <table:table-row table:style-name="ro1">
          <table:table-cell office:value-type="string" calcext:value-type="string">
            <text:p>00:29:23.672</text:p>
          </table:table-cell>
          <table:table-cell office:value-type="string" calcext:value-type="string">
            <text:p><text:s/>Ich würde sagen, das heißt auf jeden Fall, dass es eine Mischung aus Tischen und Stühlen wird. Damit ich auch, sowohl Holz, als auch Metall, gleichmäßig verbrauche. Dieses, das Holz, was ein Stuhl verbraucht ist allerdings schon sehr viel, und die Menge an Holz und Metall ist bei mir gerade auch recht ausgeglichen, das heißt ich will möglichst eigentlich nicht zuviele Stühle herstellen und möchte möglichst erstmal mit Tischen anfangen, bis ich nur noch ein bisschen Metall übrig habe, und da ein Stuhl ja nicht viel Metall braucht, kann ich dann ja recht viele Stühle bauen. </text:p>
          </table:table-cell>
          <table:table-cell/>
        </table:table-row>
        <table:table-row table:style-name="ro1">
          <table:table-cell table:number-columns-repeated="3"/>
        </table:table-row>
        <table:table-row table:style-name="ro1">
          <table:table-cell office:value-type="string" calcext:value-type="string">
            <text:p>00:30:28.422</text:p>
          </table:table-cell>
          <table:table-cell office:value-type="string" calcext:value-type="string">
            <text:p><text:s/>Okay, also wenn ich einfach Tische verbaue, bis ich das Metall verbraucht habe - Oder, fast verbraucht habe, dann habe ich 27 Geld. Dann könnte ich immer noch zwei Stühle bauen, und kriege dann noch zwei zusätzlich Geld und bin dann genau bei einem Gewinn von 100. Dann versuche ich aber, was passiert jetzt hier, wenn ich ein paar Stühle mehr baue und ein bisschen weniger Tische. Ok, da geht mir tatsächlich dann die Zeit in wsa aus, und ich bin aber dann genau wieder bei 100. Ok, wenn ich jetzt weniger, noch weniger Tische bauen würde, und dafür mehr Stühle, dann wäre wieder die Zeit in wsa das Begrenzende, und da hier aber wieder Tisch und Stuhl gleich viel Zeit verbrauchen, kann ich nicht insgesamt eine größere Kombination bauen, sondern eben nur wieder diese 13. Und da der Tisch insgesamt mehr Geld gibt, sollte ich von diesen 13 Objekten wieder möglichst viele, sollten möglichst viele Tische sein. </text:p>
          </table:table-cell>
          <table:table-cell office:value-type="string" calcext:value-type="string">
            <text:p>E(T,S)</text:p>
          </table:table-cell>
        </table:table-row>
        <table:table-row table:style-name="ro1">
          <table:table-cell table:number-columns-repeated="3"/>
        </table:table-row>
        <table:table-row table:style-name="ro1">
          <table:table-cell office:value-type="string" calcext:value-type="string">
            <text:p>00:32:02.173</text:p>
          </table:table-cell>
          <table:table-cell office:value-type="string" calcext:value-type="string">
            <text:p><text:s/>Okay, ja, ich glaube hier ist die Kombination egal, ob ich neun Tische und zwei Stühle baue. Ahja, okay, aber dann sind's natürlich insgesamt weniger als 13. Ich habe halt nur noch Zeit in wsa übrig, aber ich komme bei dem gleichen Gewinn raus. Ja, ich habe jetzt immer noch 27 Holz übrig, die Sachen, die weniger Metall verbrauchen und mehr Holz wären aber dann das Bett und der Stuhl, und da das Regal und der Tisch jeweils mehr Geld wert sind, ist das glaube ich die bessere Lösung so und es lohnt sich nicht da nochmal rumzuprobieren.Deshalb beende ich jetzt den Monat. </text:p>
          </table:table-cell>
          <table:table-cell office:value-type="string" calcext:value-type="string">
            <text:p>RR: 27,0,8,4,1,3 </text:p>
          </table:table-cell>
        </table:table-row>
        <table:table-row table:style-name="ro1">
          <table:table-cell table:number-columns-repeated="3"/>
        </table:table-row>
        <table:table-row table:style-name="ro1">
          <table:table-cell office:value-type="string" calcext:value-type="string">
            <text:p>00:32:53.172</text:p>
          </table:table-cell>
          <table:table-cell office:value-type="string" calcext:value-type="string">
            <text:p><text:s/></text:p>
          </table:table-cell>
          <table:table-cell office:value-type="string" calcext:value-type="string">
            <text:p>Monat 2 beendet (Gold: 100/100, Hergestellt: [10,3,9,2] Möglich [10,3,9,2])</text:p>
          </table:table-cell>
        </table:table-row>
        <table:table-row table:style-name="ro1">
          <table:table-cell table:number-columns-repeated="3"/>
        </table:table-row>
        <table:table-row table:style-name="ro1">
          <table:table-cell office:value-type="string" calcext:value-type="string">
            <text:p>00:32:56.922</text:p>
          </table:table-cell>
          <table:table-cell office:value-type="string" calcext:value-type="string">
            <text:p><text:s/>Ah okay, tatsächlich ist das wohl wieder die optimale Lösung. Also ich habe 100 Geld als Profit erhalten, und dafür sollte man 10 Betten herstellen, drei Regale, neun Tische und zwei Stühle. Ich habe gerade auch nochmal rumprobiert mit einem anderen Verhältnis von Tisch zu Stühlen, aber das gab auch 100 Geld, also das war vermutlich eine andere, optimale Lösung. </text:p>
          </table:table-cell>
          <table:table-cell/>
        </table:table-row>
        <table:table-row table:style-name="ro1">
          <table:table-cell table:number-columns-repeated="3"/>
        </table:table-row>
        <table:table-row table:style-name="ro1">
          <table:table-cell office:value-type="string" calcext:value-type="string">
            <text:p>00:33:23.673</text:p>
          </table:table-cell>
          <table:table-cell office:value-type="string" calcext:value-type="string">
            <text:p><text:s/></text:p>
          </table:table-cell>
          <table:table-cell office:value-type="string" calcext:value-type="string">
            <text:p>Zeitung </text:p>
          </table:table-cell>
        </table:table-row>
        <table:table-row table:style-name="ro1">
          <table:table-cell table:number-columns-repeated="3"/>
        </table:table-row>
        <table:table-row table:style-name="ro1">
          <table:table-cell office:value-type="string" calcext:value-type="string">
            <text:p>00:33:33.922</text:p>
          </table:table-cell>
          <table:table-cell office:value-type="string" calcext:value-type="string">
            <text:p><text:s/>Okay, die Betten sind jetzt in diesem Monat ein bisschen weniger wert, das Regal wieder ein bisschen mehr, Tisch ein bisschen mehr, und die Stühle auch mehr. Da verändert sich auf jeden Fall das Verhältnis zwischen Tisch und Stühlen. Ähm, und auch zwischen Betten und Regalen. Und ich habe diesmal auch wieder ein bisschen mehr Metall als Holz zur Verfügung, aber der Unterschied ist nicht so stark wie im ersten Monat. </text:p>
          </table:table-cell>
          <table:table-cell/>
        </table:table-row>
        <table:table-row table:style-name="ro1">
          <table:table-cell table:number-columns-repeated="3"/>
        </table:table-row>
        <table:table-row table:style-name="ro1">
          <table:table-cell office:value-type="string" calcext:value-type="string">
            <text:p>00:33:57.672</text:p>
          </table:table-cell>
          <table:table-cell office:value-type="string" calcext:value-type="string">
            <text:p><text:s/></text:p>
          </table:table-cell>
          <table:table-cell office:value-type="string" calcext:value-type="string">
            <text:p>Monat 3 beginnt </text:p>
          </table:table-cell>
        </table:table-row>
        <table:table-row table:style-name="ro1">
          <table:table-cell table:number-columns-repeated="3"/>
        </table:table-row>
        <table:table-row table:style-name="ro1">
          <table:table-cell office:value-type="string" calcext:value-type="string">
            <text:p>00:34:06.422</text:p>
          </table:table-cell>
          <table:table-cell office:value-type="string" calcext:value-type="string">
            <text:p><text:s/>Okay, ich fange erstmal an, die Regale sind diesen Monat wieder doppelt so viel wert wie Betten, das heißt, dass ich, für zwei Betten bräuchte ich acht Holz und sechs Metall. Und für ein Regal brauch ich fünf Holz und sieben Metall. Da ich mehr Metall zur Verfügung habe, würde ich deshalb erstmal anfangen mit den Regalen. Ok, da wo ich am Anfang, wenn ich einfach nur Regale baue, bis mir irgendeine Ressource ausgeht, dann geht mir die Zeit in wsc aus und ich habe 72 Geld. Jetzt versuche ich mal bisschen weniger Regale zu bauen und mehr Betten, allerdings muss ich ja pro ein Regal weniger zwei Betten mehr, damit sich's irgendwie lohnen könnte. </text:p>
          </table:table-cell>
          <table:table-cell office:value-type="string" calcext:value-type="string">
            <text:p>E(R,B)</text:p>
          </table:table-cell>
        </table:table-row>
        <table:table-row table:style-name="ro1">
          <table:table-cell table:number-columns-repeated="3"/>
        </table:table-row>
        <table:table-row table:style-name="ro1">
          <table:table-cell office:value-type="string" calcext:value-type="string">
            <text:p>00:35:27.172</text:p>
          </table:table-cell>
          <table:table-cell office:value-type="string" calcext:value-type="string">
            <text:p><text:s/>Ok, wenn ich entweder neun Regale und null Betten, oder acht Regale und zwei Betten baue, kriege ich jeweils 72. Ja. Und mir geht die Zeit in wsc aus, das heißt ich würde sagen, das scheint erstmal egal zu sein. Die Frage ist was passiert, wenn ich noch weniger Regale baue, ob dann noch mehr Betten gehen. Ne, dann geht mir zu schnell die Zeit in wsc aus. Aber dann müsste es vielleicht ein Verhältnis geben, wo das noch besser klappt. Ne, das wird alles nur geringer, wenn ich mehr Betten baue und weniger Regale, das heißt, ich würde einfach mit der Maximalzahl an Regalen weitermachen, bzw. jetzt habe ich gerade zwei Betten und acht Regale. Weil dann der Verbrauch von Holz zu Metall ein bisschen ausgeglichen ist, das könnte ich aber sonst auch nochmal ändern. </text:p>
          </table:table-cell>
          <table:table-cell/>
        </table:table-row>
        <table:table-row table:style-name="ro1">
          <table:table-cell table:number-columns-repeated="3"/>
        </table:table-row>
        <table:table-row table:style-name="ro1">
          <table:table-cell office:value-type="string" calcext:value-type="string">
            <text:p>00:36:34.922</text:p>
          </table:table-cell>
          <table:table-cell office:value-type="string" calcext:value-type="string">
            <text:p><text:s/>Okay, dann gucke ich mir wieder die Tische und die Stühle an. Ein Tisch ist wieder, ist immer noch mehr wert als ein Stuhl, aber es ist weniger als das Doppelte, im letzten Monat war's glaube ich das Dreifache. Und ich habe gerade recht ausgeglichen Holz und Metall zur Verfügung, ähm, und der Stuhl verbraucht mehr Holz, der Tisch mehr Metall. </text:p>
          </table:table-cell>
          <table:table-cell/>
        </table:table-row>
        <table:table-row table:style-name="ro1">
          <table:table-cell table:number-columns-repeated="3"/>
        </table:table-row>
        <table:table-row table:style-name="ro1">
          <table:table-cell office:value-type="string" calcext:value-type="string">
            <text:p>00:37:15.922</text:p>
          </table:table-cell>
          <table:table-cell office:value-type="string" calcext:value-type="string">
            <text:p><text:s/>Also wenn ich zwei, ne, ja, doch, ja, ich glaube es müsste eine Mischung aus Tischen und Stühlen sein, und nicht von einem das Maximale, dadurch, dass der Stuhl sehr viel mehr Holz verbraucht, aber ich auch, selbst wenn ich zwei Stühle baue, was dann mehr Geld gibt als ein Tisch, verbrauche ich sehr viel weniger Metall. </text:p>
          </table:table-cell>
          <table:table-cell office:value-type="string" calcext:value-type="string">
            <text:p>E(S,T)</text:p>
          </table:table-cell>
        </table:table-row>
        <table:table-row table:style-name="ro1">
          <table:table-cell table:number-columns-repeated="3"/>
        </table:table-row>
        <table:table-row table:style-name="ro1">
          <table:table-cell office:value-type="string" calcext:value-type="string">
            <text:p>00:38:02.172</text:p>
          </table:table-cell>
          <table:table-cell office:value-type="string" calcext:value-type="string">
            <text:p><text:s/>Wenn ich jetzt mal anfange, einfach mal die Maximalzahl von Stühlen zu bauen, einfach um zu gucken was da das maximale Geld ist, was ich kriegen würde, dann bin ich bei 111. Jetzt würde ich aber mal wieder langsam Stühle durch Tische ersetzen. Wenn ich einen Stuhl weniger, kann ich auf jeden Fall einen Tisch mehr bauen und bin bei einem Profit von 113, was mehr ist als die 111. Und dann geht mir die Zeit in wsa aus, wo wieder Tisch und Stuhl jeweils gleich viel Zeit verbrauchen. Ich habe aber in wsb noch ziemlich viel Zeit übrig, und ich habe noch recht viel Metall übrig und ein bisschen Holz, das müsste aber eigentlich dann gehen, dass ich mehr Tische bauen, weil die viel Metall brauchen, aber wenig Holz. </text:p>
          </table:table-cell>
          <table:table-cell office:value-type="string" calcext:value-type="string">
            <text:p>RR: 4,39,0,42,0,20</text:p>
          </table:table-cell>
        </table:table-row>
        <table:table-row table:style-name="ro1">
          <table:table-cell table:number-columns-repeated="3"/>
        </table:table-row>
        <table:table-row table:style-name="ro1">
          <table:table-cell office:value-type="string" calcext:value-type="string">
            <text:p>00:38:53.677</text:p>
          </table:table-cell>
          <table:table-cell office:value-type="string" calcext:value-type="string">
            <text:p><text:s/>Das heißt, ich würde jetzt wieder ein paar Stühle weniger, und mehr Tische bauen. </text:p>
          </table:table-cell>
          <table:table-cell/>
        </table:table-row>
        <table:table-row table:style-name="ro1">
          <table:table-cell table:number-columns-repeated="3"/>
        </table:table-row>
        <table:table-row table:style-name="ro1">
          <table:table-cell office:value-type="string" calcext:value-type="string">
            <text:p>00:39:32.422</text:p>
          </table:table-cell>
          <table:table-cell office:value-type="string" calcext:value-type="string">
            <text:p><text:s/>Okay, ich bin jetzt immer einen Stuhl, habe immer einen Stuhl weniger, und einen Tisch mehr, damit ich praktisch wieder optimal die Zeit in wsa aufbrauche. Und gleichzeitig kriege ich aber für jeden Tisch zwei Geld mehr. Und irgendwann war ich soweit, dass nicht nur die Zeit in wsa, sondern auch die Zeit in wsb zum Problem geworden ist, und an dem Punkt habe ich praktisch aufgehört, und habe jetzt ein Verhältnis von vier Stühlen und neun Tischen. Dann habe ich einen Profit von 129 und würde den Monat jetzt so beenden </text:p>
          </table:table-cell>
          <table:table-cell office:value-type="string" calcext:value-type="string">
            <text:p>RR: 20,7,0,2,0,20</text:p>
          </table:table-cell>
        </table:table-row>
        <table:table-row table:style-name="ro1">
          <table:table-cell table:number-columns-repeated="3"/>
        </table:table-row>
        <table:table-row table:style-name="ro1">
          <table:table-cell office:value-type="string" calcext:value-type="string">
            <text:p>00:40:05.922</text:p>
          </table:table-cell>
          <table:table-cell office:value-type="string" calcext:value-type="string">
            <text:p><text:s/></text:p>
          </table:table-cell>
          <table:table-cell office:value-type="string" calcext:value-type="string">
            <text:p>Monat 3 beendet (Gold: 129/129, Hergestellt [2,8,9,4] Möglich [2,8,9,4])</text:p>
          </table:table-cell>
        </table:table-row>
        <table:table-row table:style-name="ro1">
          <table:table-cell table:number-columns-repeated="3"/>
        </table:table-row>
        <table:table-row table:style-name="ro1">
          <table:table-cell office:value-type="string" calcext:value-type="string">
            <text:p>00:40:07.672</text:p>
          </table:table-cell>
          <table:table-cell office:value-type="string" calcext:value-type="string">
            <text:p><text:s/>Okay, das ist wieder die optimale Lösung, also ein Profit von 129 und bei der optimalen Lösung stehen jetzt hier auch wieder genau die Zahlen von Betten, Regalen, Tischen und Stühlen wie ich sie ausgewählt habe, kann natürlich sein, dass es noch eine andere optimale Lösung gegeben hat. </text:p>
          </table:table-cell>
          <table:table-cell/>
        </table:table-row>
        <table:table-row table:style-name="ro1">
          <table:table-cell table:number-columns-repeated="3"/>
        </table:table-row>
        <table:table-row table:style-name="ro1">
          <table:table-cell office:value-type="string" calcext:value-type="string">
            <text:p>00:40:30.422</text:p>
          </table:table-cell>
          <table:table-cell office:value-type="string" calcext:value-type="string">
            <text:p><text:s/></text:p>
          </table:table-cell>
          <table:table-cell office:value-type="string" calcext:value-type="string">
            <text:p>Zeitung </text:p>
          </table:table-cell>
        </table:table-row>
        <table:table-row table:style-name="ro1">
          <table:table-cell table:number-columns-repeated="3"/>
        </table:table-row>
        <table:table-row table:style-name="ro1">
          <table:table-cell office:value-type="string" calcext:value-type="string">
            <text:p>00:40:35.922</text:p>
          </table:table-cell>
          <table:table-cell office:value-type="string" calcext:value-type="string">
            <text:p><text:s/>Okay, neuer Monat, diesmal haben wir nicht so viele Ressourcen an Holz und Metall, und wir haben auf jeden Fall deutlich mehr Holz als Metall. Die Betten sind jetzt auch deutlich mehr wert, fast so viel wie ein Regal. Und die Tische sind ein bisschen weniger wert, das heißt, dass das Verhältnis zwischen Tisch und Stuhl sich verändert hat und die Tische, also, es lohnt sich dann vielleicht eher einen Stuhl zu bauen, weil das näher dran ist an dem Tisch. </text:p>
          </table:table-cell>
          <table:table-cell/>
        </table:table-row>
        <table:table-row table:style-name="ro1">
          <table:table-cell table:number-columns-repeated="3"/>
        </table:table-row>
        <table:table-row table:style-name="ro1">
          <table:table-cell office:value-type="string" calcext:value-type="string">
            <text:p>00:41:04.422</text:p>
          </table:table-cell>
          <table:table-cell office:value-type="string" calcext:value-type="string">
            <text:p><text:s/></text:p>
          </table:table-cell>
          <table:table-cell office:value-type="string" calcext:value-type="string">
            <text:p>Monat 4 beginnt </text:p>
          </table:table-cell>
        </table:table-row>
        <table:table-row table:style-name="ro1">
          <table:table-cell table:number-columns-repeated="3"/>
        </table:table-row>
        <table:table-row table:style-name="ro1">
          <table:table-cell office:value-type="string" calcext:value-type="string">
            <text:p>00:41:07.922</text:p>
          </table:table-cell>
          <table:table-cell office:value-type="string" calcext:value-type="string">
            <text:p><text:s/>Okay, ich fange wieder an mit den Betten und den Regalen. Da sie nur beide Zeit in wsc und wsd brauchen. Bett ist jetzt fast so viel wert wie ein Regal, und ich habe diese Runde mehr Holz als Metall, und Regale verbrauchen sehr viel Metall, das heißt ich würde dieses Mal anfangen, möglichst viele Betten zu bauen und gucken, wie weit ich damit komme. Okay, am Ende ist die <text:s/>Zeit in wsd das, was mich einschränkt und ich bin bei einem Profit von 91. </text:p>
          </table:table-cell>
          <table:table-cell office:value-type="string" calcext:value-type="string">
            <text:p>E(B,R)</text:p>
          </table:table-cell>
        </table:table-row>
        <table:table-row table:style-name="ro1">
          <table:table-cell table:number-columns-repeated="3"/>
        </table:table-row>
        <table:table-row table:style-name="ro1">
          <table:table-cell office:value-type="string" calcext:value-type="string">
            <text:p>00:41:49.672</text:p>
          </table:table-cell>
          <table:table-cell office:value-type="string" calcext:value-type="string">
            <text:p><text:s text:c="2"/>Dann versuche ich einfach ein bisschen weniger Betten und mehr Regale, okay, da geht mir aber schon das Metall aus. Jetzt schon, nur mit dem Bett, was recht wenig, also was auf jeden Fall weniger Metall als Holz verbraucht, ich schon zu wenig, na, obwohl, ne. Gucken wir nochmal, wenn ich noch ein Bett weniger und ein Regal mehr baue, aber dann müsste ich bei deutlich weniger rauskommen, weil der Unterschied im Profit zwischen Bett und Regal ja nicht so groß ist. Ja, hier würde ich möglichst viele Betten einfach bauen. </text:p>
          </table:table-cell>
          <table:table-cell/>
        </table:table-row>
        <table:table-row table:style-name="ro1">
          <table:table-cell table:number-columns-repeated="3"/>
        </table:table-row>
        <table:table-row table:style-name="ro1">
          <table:table-cell office:value-type="string" calcext:value-type="string">
            <text:p>00:42:34.673</text:p>
          </table:table-cell>
          <table:table-cell office:value-type="string" calcext:value-type="string">
            <text:p><text:s/>Okay, jetzt habe ich aber ingesamt auch nur noch wirklich wenig Metall übrig, nämlich nur drei. Womit ich schonmal keinen Tisch mehr bauen könnte, aber noch Stühle. Allerdings auch nur drei Stück, dann wäre ich bei einem Profit von 100. Vielleicht heißt das aber auch einfach, dass ich hier ein bisschen weniger Betten bauen muss, damit ich mehr Tische und Stühle bauen kann. Allerdings ist ein Bett erstmal auf jeden Fall auch mehr wert als die Tische und die Stühle. Ich habe allerdings auch noch Holz übrig. Das heißt ich gucke jetzt mal, was passiert wenn ich ein Bett weniger baue, und dafür dann <text:s/>noch die Stühle, die ich dafür bauen kann. Okay, jetzt habe ich mir leider den Gewinn nicht gemerkt von gerade. Okay, wenn ich einfach die Maximalzahl von Betten baue und dann mit Stühlen auffülle, habe ich einen Profit von 100. Wenn ich jetzt ein Bett weniger, und dafür drei Stühle baue, sollte das mehr sein, dann geht mir wieder das Metall aus. Und ich hab noch 3 Holz übrig. Und ich habe einen Gewinn von 102. Ja, ich glaube das ist das Maximale, was geht. </text:p>
          </table:table-cell>
          <table:table-cell office:value-type="string" calcext:value-type="string">
            <text:p>E(B,S)</text:p>
          </table:table-cell>
        </table:table-row>
        <table:table-row table:style-name="ro1">
          <table:table-cell table:number-columns-repeated="3"/>
        </table:table-row>
        <table:table-row table:style-name="ro1">
          <table:table-cell office:value-type="string" calcext:value-type="string">
            <text:p>00:44:09.922</text:p>
          </table:table-cell>
          <table:table-cell office:value-type="string" calcext:value-type="string">
            <text:p><text:s/>Da ich jetzt noch sehr viel Zeit eigentlich in wsa und wsb übrig habe, überlege ich jetzt nochmal, ob sich's doch nochmal lohnen würde anders Stühle und Tische zu bauen. Also, es scheitert gerade an den Ressourcen Holz und Metall insgesamt. Und Stühle und Betten verbrauchen beide mehr Holz als Metall, was erstmal gut ist, weil ich am Anfang mehr Holz zur Verfügung hatte. Ein Bett ist aber für's gleiche Holz mehr wert, und ich habe hier auch nur noch drei Holz übrig, das heißt ich würde sagen, dass das hier optimal sein muss, möglichst viele Betten zu bauen. Okay, deshalb beende ich jetzt den Monat schon so. </text:p>
          </table:table-cell>
          <table:table-cell office:value-type="string" calcext:value-type="string">
            <text:p>RR: 3,0,28,54,10,4 </text:p>
          </table:table-cell>
        </table:table-row>
        <table:table-row table:style-name="ro1">
          <table:table-cell table:number-columns-repeated="3"/>
        </table:table-row>
        <table:table-row table:style-name="ro1">
          <table:table-cell office:value-type="string" calcext:value-type="string">
            <text:p>00:44:54.672</text:p>
          </table:table-cell>
          <table:table-cell office:value-type="string" calcext:value-type="string">
            <text:p><text:s/></text:p>
          </table:table-cell>
          <table:table-cell office:value-type="string" calcext:value-type="string">
            <text:p>Monat 4 beendet (Gold: 102/102, Hergestellt: [12,0,0,6] Möglich [12,0,0,6]) </text:p>
          </table:table-cell>
        </table:table-row>
        <table:table-row table:style-name="ro1">
          <table:table-cell table:number-columns-repeated="3"/>
        </table:table-row>
        <table:table-row table:style-name="ro1">
          <table:table-cell office:value-type="string" calcext:value-type="string">
            <text:p>00:44:58.673</text:p>
          </table:table-cell>
          <table:table-cell office:value-type="string" calcext:value-type="string">
            <text:p><text:s/>Okay, das scheint wieder die optimale Lösung zu sein. Also, ich habe einen Profit von 102, und habe eben die maximale Anzahl an Betten hergestellt, und dann einfach mit Stühlen aufgefüllt, die sehr wenig Metall gebraucht haben. </text:p>
          </table:table-cell>
          <table:table-cell/>
        </table:table-row>
        <table:table-row table:style-name="ro1">
          <table:table-cell table:number-columns-repeated="3"/>
        </table:table-row>
        <table:table-row table:style-name="ro1">
          <table:table-cell office:value-type="string" calcext:value-type="string">
            <text:p>00:45:15.673</text:p>
          </table:table-cell>
          <table:table-cell office:value-type="string" calcext:value-type="string">
            <text:p><text:s/></text:p>
          </table:table-cell>
          <table:table-cell office:value-type="string" calcext:value-type="string">
            <text:p>Zeitung </text:p>
          </table:table-cell>
        </table:table-row>
        <table:table-row table:style-name="ro1">
          <table:table-cell table:number-columns-repeated="3"/>
        </table:table-row>
        <table:table-row table:style-name="ro1">
          <table:table-cell office:value-type="string" calcext:value-type="string">
            <text:p>00:45:22.672</text:p>
          </table:table-cell>
          <table:table-cell office:value-type="string" calcext:value-type="string">
            <text:p><text:s/>Okay, jetzt haben sich wieder die, diesmal habe ich wieder recht ausgeglichen Holz und Metall. Und ein Bett ist jetzt wieder nur noch halb so viel wert wie ein Regal, und die Zahlen, also die Profite für Bett und Regal sind deutlich näher dran an dem vom Tisch, was glaube ich letzte Runde der Fall war, und Stuhl ist jetzt wieder genau halbsoviel wert wie ein Tisch. </text:p>
          </table:table-cell>
          <table:table-cell/>
        </table:table-row>
        <table:table-row table:style-name="ro1">
          <table:table-cell table:number-columns-repeated="3"/>
        </table:table-row>
        <table:table-row table:style-name="ro1">
          <table:table-cell office:value-type="string" calcext:value-type="string">
            <text:p>00:45:47.172</text:p>
          </table:table-cell>
          <table:table-cell office:value-type="string" calcext:value-type="string">
            <text:p><text:s/></text:p>
          </table:table-cell>
          <table:table-cell office:value-type="string" calcext:value-type="string">
            <text:p>Monat 5 beginnt </text:p>
          </table:table-cell>
        </table:table-row>
        <table:table-row table:style-name="ro1">
          <table:table-cell table:number-columns-repeated="3"/>
        </table:table-row>
        <table:table-row table:style-name="ro1">
          <table:table-cell office:value-type="string" calcext:value-type="string">
            <text:p>00:45:53.922</text:p>
          </table:table-cell>
          <table:table-cell office:value-type="string" calcext:value-type="string">
            <text:p><text:s/>Okay, ich fange wieder mit Betten und Regalen an. Metall und Holz ist eben recht ausgeglichen, ein Regal ist doppelt so viel wert wie ein Bett, deshalb würde ich jetzt erstmal mit Regalen anfangen. Wenn, zu dem Zeitpunkt, wo ich maximal viele Regale gebaut habe, habe ich keine Zeit mehr in wsc, aber noch einigermaßen viel Holz und Metall übrig, und habe einen Profit von 54. </text:p>
          </table:table-cell>
          <table:table-cell office:value-type="string" calcext:value-type="string">
            <text:p>MR, RR: 35,25,52,60,1,25</text:p>
          </table:table-cell>
        </table:table-row>
        <table:table-row table:style-name="ro1">
          <table:table-cell table:number-columns-repeated="3"/>
        </table:table-row>
        <table:table-row table:style-name="ro1">
          <table:table-cell office:value-type="string" calcext:value-type="string">
            <text:p>00:46:27.673</text:p>
          </table:table-cell>
          <table:table-cell office:value-type="string" calcext:value-type="string">
            <text:p><text:s/>Jetzt gucke ich mal, was passiert, wenn ich ein Regal, oder ein paar Regale weniger baue, und stattdessen ein paar Betten. Ähm, genau, wenn ich ein Regal weniger baue, muss ich, um den gleichen Profit zu erzielen, immer zwei Betten mehr bauen. Das geht beim ersten Schritt noch. Wegen der Zeit in wsc, aber dann geht's nicht noch öfter, weil das Bett in wsc drei Stunden braucht, und das Regal fünf Stunden, das heißt, und ich bräuchte aber sozusagen sechs Stunden Gewinn, damit ich dann nochmal zwei Betten bauen kann, und das funktioniert eben nicht öfter. Genau, deshalb habe ich hier erstmal einen Gewinn von 54, dann gucke ich mir jetzt wieder die Tische und Stühle an. </text:p>
          </table:table-cell>
          <table:table-cell office:value-type="string" calcext:value-type="string">
            <text:p>E(R,B)</text:p>
          </table:table-cell>
        </table:table-row>
        <table:table-row table:style-name="ro1">
          <table:table-cell table:number-columns-repeated="3"/>
        </table:table-row>
        <table:table-row table:style-name="ro1">
          <table:table-cell office:value-type="string" calcext:value-type="string">
            <text:p>00:47:40.422</text:p>
          </table:table-cell>
          <table:table-cell office:value-type="string" calcext:value-type="string">
            <text:p><text:s/>Tisch ist jetzt wieder doppelt so viel wert wie ein Stuhl. Metall und Holz ist gerade recht ausgeglichen, was ich zur Verfügung habe. </text:p>
          </table:table-cell>
          <table:table-cell office:value-type="string" calcext:value-type="string">
            <text:p>RR: 32,26,52,60,0,20</text:p>
          </table:table-cell>
        </table:table-row>
        <table:table-row table:style-name="ro1">
          <table:table-cell table:number-columns-repeated="3"/>
        </table:table-row>
        <table:table-row table:style-name="ro1">
          <table:table-cell office:value-type="string" calcext:value-type="string">
            <text:p>00:47:54.177</text:p>
          </table:table-cell>
          <table:table-cell office:value-type="string" calcext:value-type="string">
            <text:p><text:s/>Das heißt, wahrscheinlich ist es nicht die beste Lösung, einfach so viele Tische wie möglich zu bauen. Ich nehme das trotzdem einfach mal als Anfangswert. Ok, dann bin ich bei, wäre ich bei 74, wenn ich einfach die Maximalzahl an Tischen gebaut habe, habe aber auch noch Zeit in wsa und wsb übrig. Und ich habe eben maximal viel Metall verbraucht, aber auch noch viel Holz übrig, das heißt wahrscheinlich lohnt es sich jetzt auch ein paar Tische durch Stühle zu ersetzen. </text:p>
          </table:table-cell>
          <table:table-cell office:value-type="string" calcext:value-type="string">
            <text:p>MT, RR: 22,1,32,30,0,20</text:p>
          </table:table-cell>
        </table:table-row>
        <table:table-row table:style-name="ro1">
          <table:table-cell table:number-columns-repeated="3"/>
        </table:table-row>
        <table:table-row table:style-name="ro1">
          <table:table-cell office:value-type="string" calcext:value-type="string">
            <text:p>00:48:39.672</text:p>
          </table:table-cell>
          <table:table-cell office:value-type="string" calcext:value-type="string">
            <text:p><text:s/>Okay, wenn ich sechs Stühle baue und vier Tische, dann habe ich einen Profit von 82. Und mein Holz, und mein Metall sind genau auf 0, und die Zeit in wsa ist jetzt zumindest mehr verbraucht, als als ich nur Tische gebaut habe. Jetzt gucke ich mal was passiert, wenn ich noch weniger Tische und dafür mehr Stühle baue. Ne, das würde sich nicht lohnen. Weil ich dafür nicht genug Holz habe und die Stühle mehr Holz verbrauchen als die Tische. Ja, ich glaube das hier ist wieder das Optimum, ist diesmal nur 82, aber so würde ich jetzt den Monat beenden. </text:p>
          </table:table-cell>
          <table:table-cell office:value-type="string" calcext:value-type="string">
            <text:p>E(T,S), RR: 0,0,12,30,0,20 </text:p>
          </table:table-cell>
        </table:table-row>
        <table:table-row table:style-name="ro1">
          <table:table-cell table:number-columns-repeated="3"/>
        </table:table-row>
        <table:table-row table:style-name="ro1">
          <table:table-cell office:value-type="string" calcext:value-type="string">
            <text:p>00:49:26.422</text:p>
          </table:table-cell>
          <table:table-cell office:value-type="string" calcext:value-type="string">
            <text:p><text:s/></text:p>
          </table:table-cell>
          <table:table-cell office:value-type="string" calcext:value-type="string">
            <text:p>Erkläre deine Lösung </text:p>
          </table:table-cell>
        </table:table-row>
        <table:table-row table:style-name="ro1">
          <table:table-cell table:number-columns-repeated="3"/>
        </table:table-row>
        <table:table-row table:style-name="ro1">
          <table:table-cell office:value-type="string" calcext:value-type="string">
            <text:p>00:49:43.922</text:p>
          </table:table-cell>
          <table:table-cell office:value-type="string" calcext:value-type="string">
            <text:p><text:s/>Okay, also, bei den Regalen und den Betten. Die Regale sind eben doppelt so viel wert, also eigentlich, also zwei Betten sind immer gleich viel mehr wie ein Regal. Da ich glaube ich mit mehr Metall angefangen habe, als mit Holz, und die Regale auch mehr Metall als Holz verbrauchen, habe ich damit angefangen, die möglichst aufzufüllen, und dann einfach am Ende geguckt, ob ich die Ressourcen noch besser verbrauchen kann, also gerade die zeitlichen, wenn ich ein bisschen mehr Regale baue und weniger Betten. Und da bin ich in wsc auf 0 Stunden dann gekommen, wenn ich genau acht Regale und zwei Betten gebaut habe, was aber auch das Gleiche ist wie neun Regale und 0 Betten. Genau. Also, vom Profit her. </text:p>
          </table:table-cell>
          <table:table-cell/>
        </table:table-row>
        <table:table-row table:style-name="ro1">
          <table:table-cell table:number-columns-repeated="3"/>
        </table:table-row>
        <table:table-row table:style-name="ro1">
          <table:table-cell office:value-type="string" calcext:value-type="string">
            <text:p>00:50:56.926</text:p>
          </table:table-cell>
          <table:table-cell office:value-type="string" calcext:value-type="string">
            <text:p><text:s/>Danach habe ich mich um die Stühle und die Tische gekümmert, und da muss ich praktisch, zum einen die Ressourcen Metall und Holz verwalten, aber natürlich auch die Zeit in wsa und wsb. Und da ich noch ungefähr, da ein Tisch doppelt so viel wert ist wie ein Stuhl habe ich versucht, möglichst viele Tische zu bauen. Die verbrauchen allerdings sehr viel mehr Metall, deshalb ist mir das Metall recht schnell ausgegangen. Und dann habe ich versucht, okay, was passiert, wenn ich ein paar weniger Tische baue, und dafür mehr Stühle, die eben sehr viel. Also, ich hatte am Ende bei den Tischen noch sehr viel Holz übrig, das heißt ich wusste, ich musste auf jeden Fall noch Stühle bauen können, die deutlich weniger Metall verbrauchen. Und habe dann da versucht eine gute Balance zu finden zwischen den Tischen und den Stühlen. </text:p>
          </table:table-cell>
          <table:table-cell/>
        </table:table-row>
        <table:table-row table:style-name="ro1">
          <table:table-cell table:number-columns-repeated="3"/>
        </table:table-row>
        <table:table-row table:style-name="ro1">
          <table:table-cell office:value-type="string" calcext:value-type="string">
            <text:p>00:51:51.673</text:p>
          </table:table-cell>
          <table:table-cell office:value-type="string" calcext:value-type="string">
            <text:p><text:s/></text:p>
          </table:table-cell>
          <table:table-cell office:value-type="string" calcext:value-type="string">
            <text:p>Monat 5 beendet (Gold: 82/82, Hergestellt: [2,8,4,6] Möglich [0,8,5,7]) </text:p>
          </table:table-cell>
        </table:table-row>
        <table:table-row table:style-name="ro1">
          <table:table-cell table:number-columns-repeated="3"/>
        </table:table-row>
        <table:table-row table:style-name="ro1">
          <table:table-cell office:value-type="string" calcext:value-type="string">
            <text:p>00:51:58.172</text:p>
          </table:table-cell>
          <table:table-cell office:value-type="string" calcext:value-type="string">
            <text:p><text:s/>Okay, vom Profit her hatte ich hier scheine ich hier eine optimale Lösung gefunden zu haben, die 82 Geld gibt. Und ein mögliches Vorgehen, das mögliche Vorgehen ist hier ein bisschen anders als das, was ich gewählt habe. In dem Fall hat man zwar gleich viele Regale, aber gar keine Betten, und dafür mehr von den Tischen und den Stühlen. Was vielleicht auch insofern Sinn ergibt, dass ich noch Zeit in den Werkstätten von den Tischen und den Stühlen übrig hatte. Genau, dann hat man einen Tisch mehr gebaut und einen Stuhl mehr, statt eben diesen zwei Betten. Kommt aber beim gleichen Profit raus. </text:p>
          </table:table-cell>
          <table:table-cell/>
        </table:table-row>
        <table:table-row table:style-name="ro1">
          <table:table-cell table:number-columns-repeated="3"/>
        </table:table-row>
        <table:table-row table:style-name="ro1">
          <table:table-cell office:value-type="string" calcext:value-type="string">
            <text:p>00:52:40.173</text:p>
          </table:table-cell>
          <table:table-cell office:value-type="string" calcext:value-type="string">
            <text:p><text:s/></text:p>
          </table:table-cell>
          <table:table-cell office:value-type="string" calcext:value-type="string">
            <text:p>Zeitung</text:p>
          </table:table-cell>
        </table:table-row>
        <table:table-row table:style-name="ro1">
          <table:table-cell table:number-columns-repeated="3"/>
        </table:table-row>
        <table:table-row table:style-name="ro1">
          <table:table-cell office:value-type="string" calcext:value-type="string">
            <text:p>00:52:50.422</text:p>
          </table:table-cell>
          <table:table-cell office:value-type="string" calcext:value-type="string">
            <text:p><text:s/>Okay, die Betten sind jetzt doppelt so viel wert wie letzte Runde. Der Wert vom Regal hat sich auch erhöht und ist jetzt bei 10. Das heißt aber auch, dass die Betten nicht halb so viel wert sind wie ein Regal, sondern ein bisschen mehr als die Hälfte. Der Tisch ist wieder weniger wert, was heißt, dass er nicht mehr doppelt so viel wert ist wie ein Stuhl. Gleichzeitig fange ich jetzt mit mehr Holz als Metall an, aber auch nur mit ein bisschen mehr. Ist kein riesiger Unterschied. </text:p>
          </table:table-cell>
          <table:table-cell/>
        </table:table-row>
        <table:table-row table:style-name="ro1">
          <table:table-cell table:number-columns-repeated="3"/>
        </table:table-row>
        <table:table-row table:style-name="ro1">
          <table:table-cell office:value-type="string" calcext:value-type="string">
            <text:p>00:53:18.922</text:p>
          </table:table-cell>
          <table:table-cell office:value-type="string" calcext:value-type="string">
            <text:p><text:s/></text:p>
          </table:table-cell>
          <table:table-cell office:value-type="string" calcext:value-type="string">
            <text:p>Monat 6 beginnt </text:p>
          </table:table-cell>
        </table:table-row>
        <table:table-row table:style-name="ro1">
          <table:table-cell table:number-columns-repeated="3"/>
        </table:table-row>
        <table:table-row table:style-name="ro1">
          <table:table-cell office:value-type="string" calcext:value-type="string">
            <text:p>00:53:27.422</text:p>
          </table:table-cell>
          <table:table-cell office:value-type="string" calcext:value-type="string">
            <text:p><text:s/>Okay, ich habe ein bisschen mehr Holz als Metall, und gleichzeitig ist ein Bett, sind zwei Betten mehr wert als ein Regal. Für zwei Betten verbrauche ich acht Holz, für ein Regal fünf Holz. Ich verbrauche aber auch nur sechs Metall für zwei Betten, und sieben Metall für ein Regal, das heißt, was das Metall eingeht, was hier eher einschränkend ist für diese Runde, würde ich sagen ich baue eher Betten. Fange erstmal mit der Maximalzahl an. </text:p>
          </table:table-cell>
          <table:table-cell office:value-type="string" calcext:value-type="string">
            <text:p>MB</text:p>
          </table:table-cell>
        </table:table-row>
        <table:table-row table:style-name="ro1">
          <table:table-cell table:number-columns-repeated="3"/>
        </table:table-row>
        <table:table-row table:style-name="ro1">
          <table:table-cell office:value-type="string" calcext:value-type="string">
            <text:p>00:54:09.927</text:p>
          </table:table-cell>
          <table:table-cell office:value-type="string" calcext:value-type="string">
            <text:p><text:s/>Ok, da geht mir am Ende die Zeit in wsd aus und da braucht ein Regalbau weniger Zeit. Das heißt ich versuche jetzt nochmal, ob ich weniger Betten bauen kann und dafür mehr Regale und bei einem höheren Profit als 78 lande. </text:p>
          </table:table-cell>
          <table:table-cell office:value-type="string" calcext:value-type="string">
            <text:p>E(R,B)</text:p>
          </table:table-cell>
        </table:table-row>
        <table:table-row table:style-name="ro1">
          <table:table-cell table:number-columns-repeated="3"/>
        </table:table-row>
        <table:table-row table:style-name="ro1">
          <table:table-cell office:value-type="string" calcext:value-type="string">
            <text:p>00:54:58.673</text:p>
          </table:table-cell>
          <table:table-cell office:value-type="string" calcext:value-type="string">
            <text:p><text:s/>Okay, hier scheint ein Verhältnis von 10 zu 3 bei Bett und Regal optimal zu sein, dann habe ich einen Profit von 90. Und die Ressourcen, die dann knapp sind, sind eigentlich die Zeit in wsc und wsd. Okay, wenn ich das so mache, habe ich noch einigermaßen viel Holz und Metall übrig, aber auf jeden Fall mehr Holz als Metall. </text:p>
          </table:table-cell>
          <table:table-cell office:value-type="string" calcext:value-type="string">
            <text:p>RR: 37,22,52,60,1,3</text:p>
          </table:table-cell>
        </table:table-row>
        <table:table-row table:style-name="ro1">
          <table:table-cell table:number-columns-repeated="3"/>
        </table:table-row>
        <table:table-row table:style-name="ro1">
          <table:table-cell office:value-type="string" calcext:value-type="string">
            <text:p>00:55:29.673</text:p>
          </table:table-cell>
          <table:table-cell office:value-type="string" calcext:value-type="string">
            <text:p><text:s/>Stuhl braucht auch sehr viel mehr Holz als Metall, ist ein bisschen weniger wert als ein Tisch. Aber der Unterschied ist nicht riesig, deshalb würd ich jetzt erstmal anfangen, Stühle zu bauen. Okay, dann geht mir irgendwann das Holz aus, und ich habe aber noch Zeit in wsa und wsb übrig. Bin dann bei einem Gewinn von 108. </text:p>
          </table:table-cell>
          <table:table-cell office:value-type="string" calcext:value-type="string">
            <text:p>++S, RR:1,13,16,51,1,3</text:p>
          </table:table-cell>
        </table:table-row>
        <table:table-row table:style-name="ro1">
          <table:table-cell table:number-columns-repeated="3"/>
        </table:table-row>
        <table:table-row table:style-name="ro1">
          <table:table-cell office:value-type="string" calcext:value-type="string">
            <text:p>00:55:57.176</text:p>
          </table:table-cell>
          <table:table-cell office:value-type="string" calcext:value-type="string">
            <text:p><text:s/>Das heißt, ich setze erstmal wieder die Anzahl der Stühle runter und baue mehr Tische. Okay, 108. Ähm, das kann ich auf jeden Fall noch auf 112 erhöhen. Noch ein Stuhl weniger und ein Tisch mehr bringt mir sogar 113, dann geht mir aber auch hier, dann geht mir hier das Metall aus.</text:p>
          </table:table-cell>
          <table:table-cell office:value-type="string" calcext:value-type="string">
            <text:p>E(S,T), RR:3,0,12,35,1,3</text:p>
          </table:table-cell>
        </table:table-row>
        <table:table-row table:style-name="ro1">
          <table:table-cell table:number-columns-repeated="3"/>
        </table:table-row>
        <table:table-row table:style-name="ro1">
          <table:table-cell office:value-type="string" calcext:value-type="string">
            <text:p>00:56:30.677</text:p>
          </table:table-cell>
          <table:table-cell office:value-type="string" calcext:value-type="string">
            <text:p><text:s text:c="2"/>Okay, ich habe aber immer noch Zeit in wsa und wsb übrig, das heißt es könnte sein, dass ich ein bisschen weniger Regale oder Betten baue, und dafür mehr Tische und Stühle und sich das lohnt. Ähm, die Tische und Stühle sind aber auf jeden Fall sehr viel weniger wert als die Betten und die Regale. Und Holz und Metall verbrauchen sie nicht so viel weniger. Also zum Beispiel, wenn ich ein Regal wegnehmen würde, was 10 Profit gibt, dann müsste ich stattdessen fünf Stühle bauen. Wenn ich ein Regal wegnehme, kriege ich aber nicht viel mehr Holz, das heißt das würde sich auf jeden Fall nicht lohnen. Wenn ich ein Bett wegnehme, müsste ich entweder zwei Tische, oder drei Stühle bauen. Soviel Ressourcen kriege ich aber daraus nicht wieder also, ahh, vielleicht beim Holz. Ähm, da ist dann aber wiederum das Metall zu knapp. Deshalb glaube ich, lohnt sich das auch nicht, und damit beende ich dann den Monat </text:p>
          </table:table-cell>
          <table:table-cell office:value-type="string" calcext:value-type="string">
            <text:p>RR: 3,0,12,35,1,3</text:p>
          </table:table-cell>
        </table:table-row>
        <table:table-row table:style-name="ro1">
          <table:table-cell table:number-columns-repeated="3"/>
        </table:table-row>
        <table:table-row table:style-name="ro1">
          <table:table-cell office:value-type="string" calcext:value-type="string">
            <text:p>00:57:44.422</text:p>
          </table:table-cell>
          <table:table-cell office:value-type="string" calcext:value-type="string">
            <text:p><text:s/></text:p>
          </table:table-cell>
          <table:table-cell office:value-type="string" calcext:value-type="string">
            <text:p>Erkläre deine Lösung</text:p>
          </table:table-cell>
        </table:table-row>
        <table:table-row table:style-name="ro1">
          <table:table-cell table:number-columns-repeated="3"/>
        </table:table-row>
        <table:table-row table:style-name="ro1">
          <table:table-cell office:value-type="string" calcext:value-type="string">
            <text:p>00:57:48.173</text:p>
          </table:table-cell>
          <table:table-cell office:value-type="string" calcext:value-type="string">
            <text:p><text:s/>Okay, ich habe wieder mit den Betten und den Regalen angefangen. Dadurch, dass ich diesen Monat mehr Holz zur Verfügung hatte, habe ich erstmal versucht die Betten zu optimieren, weil die mehr Holz als Metall verbrauchen. Und selbst wenn ich das, selbst wenn ich den Profit mit den Regalen vergleiche, damit sich ein, äh, zwei Betten erzeugen mehr Profit als ein Regal, verbrauchen aber immer noch weniger Metall, und das war ja diese Runde 'ne knappe Ressource, das heißt es schien sich insgesamt mehr zu lohnen Betten zu bauen. Und dann habe ich's aber noch so angepasst, dass ich die Zeiten in den Werkstätten auch einigermaßen optimal verbrauche, indem ich möglichst viele Regale baue. Genau, und das Verhältnis hat dann hier optimal gewirkt. </text:p>
          </table:table-cell>
          <table:table-cell/>
        </table:table-row>
        <table:table-row table:style-name="ro1">
          <table:table-cell table:number-columns-repeated="3"/>
        </table:table-row>
        <table:table-row table:style-name="ro1">
          <table:table-cell office:value-type="string" calcext:value-type="string">
            <text:p>00:58:48.677</text:p>
          </table:table-cell>
          <table:table-cell office:value-type="string" calcext:value-type="string">
            <text:p><text:s/>Dann habe ich die Tische und die Stühle, und damit die Zeiten in wsa und wsb mir angeguckt. Ich hatte da noch mehr Holz zur Verfügung als Metall, und ein Stuhl verbraucht sehr wenig Metall und mehr Holz, deshalb habe ich erstmal versucht möglichst viele Stühle zu bauen, und bin dann aber mit den Stühlen wieder bisschen runtergegangen und hab geguckt, ob mehr Tische insgesamt zu einem höheren Profit führen, was auch der Fall war. Bis zu der Anzahl von drei Tischen. Ja, gleichzeitig ist auch Metall und Holz recht gleichmäßig aufgebraucht, deshalb denke ich, dass das eine ganz gute Lösung ist. </text:p>
          </table:table-cell>
          <table:table-cell/>
        </table:table-row>
        <table:table-row table:style-name="ro1">
          <table:table-cell table:number-columns-repeated="3"/>
        </table:table-row>
        <table:table-row table:style-name="ro1">
          <table:table-cell office:value-type="string" calcext:value-type="string">
            <text:p>00:59:34.922</text:p>
          </table:table-cell>
          <table:table-cell office:value-type="string" calcext:value-type="string">
            <text:p><text:s/></text:p>
          </table:table-cell>
          <table:table-cell office:value-type="string" calcext:value-type="string">
            <text:p>Monat 6 beendet (Gold: 113/114, Hergestellt: [10,3,3,7] Möglich: [2,8,0,11])</text:p>
          </table:table-cell>
        </table:table-row>
        <table:table-row table:style-name="ro1">
          <table:table-cell table:number-columns-repeated="3"/>
        </table:table-row>
        <table:table-row table:style-name="ro1">
          <table:table-cell office:value-type="string" calcext:value-type="string">
            <text:p>00:59:37.172</text:p>
          </table:table-cell>
          <table:table-cell office:value-type="string" calcext:value-type="string">
            <text:p><text:s/>Ah okay, diesmal habe ich nicht ganz die optimale Lösung gefunden, sondern habe ein Geld zu wenig. 113 statt 114. Ah, okay, ich habe scheinbar bei den Betten und den Regalen falsch gelegen, und mehr Regale als Betten hätten zu einem höheren Profit geführt. Genau, also hier ist das Verhältnis einfach ganz anders als bei mir. Ich habe 10 Betten drei Regale, die haben, die optimale Lösung hat 8 Regale und 2 Betten, was insgesamt auch weniger Möbel in den beiden Kategorien sind. Also hier ist die Summe 10, und bei mir ist die Summe 13. Also vielleicht war's auch einfach besser, da mehr von den anderen beiden Möbelstücken zu bauen. Genau, bei den Tischen und Stühlen scheint das Verhältnis mehr Stühle und weniger Tische richtig gewesen zu sein, das ist auch bei der optimalen Lösung so. Da allerdings noch extremer, nämlich 11 Tische und 0 Stühle, und ich habe eben ein paar Tische gebaut und sonst nur Stühle. Dass man hier wahrscheinlich so hoch mit dem Verhältnis gehen sollte, hieß, dass man mehr Holz übrig haben musste, was man vermutlich dann hat, dadurch dass man eben weniger Betten und Regale gebaut hat. </text:p>
          </table:table-cell>
          <table:table-cell/>
        </table:table-row>
        <table:table-row table:style-name="ro1">
          <table:table-cell table:number-columns-repeated="3"/>
        </table:table-row>
        <table:table-row table:style-name="ro1">
          <table:table-cell office:value-type="string" calcext:value-type="string">
            <text:p>01:01:03.423</text:p>
          </table:table-cell>
          <table:table-cell office:value-type="string" calcext:value-type="string">
            <text:p><text:s/></text:p>
          </table:table-cell>
          <table:table-cell office:value-type="string" calcext:value-type="string">
            <text:p>Jahr beendet (Gold: 664/665, Hergestellt: [36,31,34,29] Möglich: [26,36,32,34])</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de" fo:country="D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10">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3-10T18:12:42.827250929</dc:date>
    <meta:editing-duration>PT33S</meta:editing-duration>
    <meta:editing-cycles>1</meta:editing-cycles>
    <meta:document-statistic meta:table-count="1" meta:cell-count="268" meta:object-count="0"/>
    <meta:generator>LibreOffice/6.4.7.2$Linux_X86_64 LibreOffice_project/40$Build-2</meta:generator>
  </office:meta>
</office:document-meta>
</file>